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ae00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Arial1" fo:font-size="1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actions</text:p>
      <text:p text:style-name="P3"/>
      <text:p text:style-name="P3">1. Dodanie nowych plików za pomocą polecenia:</text:p>
      <text:list xml:id="list36246058" text:style-name="L1">
        <text:list-header>
          <text:p text:style-name="P10"/>
        </text:list-header>
      </text:list>
      <text:p text:style-name="P1">php app/console doctrine:generate:crud </text:p>
      <text:p text:style-name="P1">--entity=ApplicationShopAdminBundle: Transaction</text:p>
      <text:p text:style-name="P1">--route-prefix=application_admin_transaction </text:p>
      <text:p text:style-name="P1">--with-write </text:p>
      <text:p text:style-name="P1">--format=yml</text:p>
      <text:p text:style-name="P1"/>
      <text:p text:style-name="P5">src/Application/ShopAdminBundle/Controller/<text:span text:style-name="T1">TransactionController.php</text:span></text:p>
      <text:p text:style-name="P5">src/Application/ShopAdminBundle/Form/<text:span text:style-name="T1">TransactionType.php</text:span></text:p>
      <text:p text:style-name="P5"/>
      <text:p text:style-name="P5">src/Application/ShopAdminBundle/Resources/config/routing.yml</text:p>
      <text:p text:style-name="P5">src/Application/ShopAdminBundle/Resources/config/<text:span text:style-name="T1">routing/transaction.yml</text:span></text:p>
      <text:p text:style-name="P5"/>
      <text:p text:style-name="P5">src/Application/ShopAdminBundle/Resources/views/<text:span text:style-name="T1">Transaction/edit.html.twig</text:span></text:p>
      <text:p text:style-name="P5">src/Application/ShopAdminBundle/Resources/views/<text:span text:style-name="T1">Transaction/index.html.twig</text:span></text:p>
      <text:p text:style-name="P5">src/Application/ShopAdminBundle/Resources/views/<text:span text:style-name="T1">Transaction/new.html.twig</text:span></text:p>
      <text:p text:style-name="P5">src/Application/ShopAdminBundle/Resources/views/<text:span text:style-name="T1">Transaction/show.html.twig</text:span></text:p>
      <text:p text:style-name="P5"/>
      <text:p text:style-name="P5">src/Application/ShopAdminBundle/Tests/Controller/<text:span text:style-name="T1">TransactionControllerTest.php</text:span></text:p>
      <text:p text:style-name="P6"/>
      <text:p text:style-name="P6"/>
      <text:p text:style-name="P5">2.Zmiana w routingu</text:p>
      <text:p text:style-name="P9"/>
      <text:p text:style-name="P9">shop\src\Application\ShopAdminBundle\Resources\config\routing.yml </text:p>
      <text:p text:style-name="P5"/>
      <text:p text:style-name="P8">application_shop_admin_application_admin_transaction:</text:p>
      <text:p text:style-name="P8"><text:s text:c="4"/>resource: "@ApplicationShopAdminBundle/Resources/config/routing/transaction.yml"</text:p>
      <text:p text:style-name="P8"><text:s text:c="4"/>prefix: <text:s text:c="2"/>/application_admin_transaction</text:p>
      <text:p text:style-name="P5"/>
      <text:p text:style-name="P5">na:</text:p>
      <text:p text:style-name="P7"/>
      <text:p text:style-name="P7">application_shop_admin_transaction:</text:p>
      <text:p text:style-name="P4"><text:s text:c="4"/>resource: "@ApplicationShopAdminBundle/Resources/config/routing/transaction.yml"</text:p>
      <text:p text:style-name="P7"><text:s text:c="4"/>prefix: <text:s text:c="2"/>/transaction</text:p>
      <text:p text:style-name="P7"/>
      <text:p text:style-name="P7"/>
      <text:p text:style-name="P5">3.W pliku layout.html.twig do głównego menu dodajemy wpis:</text:p>
      <text:p text:style-name="P5"/>
      <text:p text:style-name="P5">src/Application/ShopAdminBundle/Resources/views/layout.html.twig</text:p>
      <text:p text:style-name="P5"><text:tab/><text:tab/> <text:s text:c="15"/>&lt;ul class="nav sidebar-nav"&gt;</text:p>
      <text:p text:style-name="P5">...</text:p>
      <text:p text:style-name="P5"><text:tab/><text:tab/> <text:s text:c="19"/>&lt;li class="{{ app.request.get('_route') == 'application_admin_product' ? 'active' : '' }}"&gt;</text:p>
      <text:p text:style-name="P5"><text:tab/><text:tab/> <text:s text:c="23"/>&lt;a href="{{ path('application_admin_product', { 'sort_col': 'reset', 'sort_type': 'reset' }) }}"&gt;&lt;i class="fa fa-fw fa-table"&gt;&lt;/i&gt; Products&lt;/a&gt;</text:p>
      <text:p text:style-name="P5"><text:tab/><text:tab/> <text:s text:c="19"/>&lt;/li&gt;</text:p>
      <text:p text:style-name="P6"><text:s text:c="36"/>{% if is_granted('ROLE_ADMIN') %}</text:p>
      <text:p text:style-name="P6"><text:s text:c="36"/>&lt;li class="{{ app.request.get('_route') == 'application_admin_transaction' ? 'active' : '' }}"&gt;</text:p>
      <text:p text:style-name="P6"><text:tab/><text:tab/> <text:s text:c="23"/>&lt;a href="{{ path('application_admin_transaction', { 'sort_col': 'reset', 'sort_type': 'reset' }) }}"&gt;&lt;i class="fa fa-fw fa-table"&gt;&lt;/i&gt; Transactions&lt;/a&gt;</text:p>
      <text:p text:style-name="P6"><text:tab/><text:tab/> <text:s text:c="19"/>&lt;/li&gt;</text:p>
      <text:p text:style-name="P6"><text:s text:c="36"/>{% endif %}</text:p>
      <text:p text:style-name="P5">...</text:p>
      <text:p text:style-name="P5"><text:tab/><text:tab/> <text:s text:c="15"/>&lt;/ul&gt;</text:p>
      <text:p text:style-name="P5"/>
      <text:p text:style-name="P5"/>
      <text:p text:style-name="P15"><text:soft-page-break/><text:span text:style-name="T2">3. Dodajemy jeszcze metodę do User:</text:span></text:p>
      <text:p text:style-name="P3"/>
      <text:p text:style-name="P3">src/Application/ShopAdminBundle/Entity/User.php</text:p>
      <text:p text:style-name="P3"/>
      <text:p text:style-name="P13"><text:s text:c="4"/>public function __toString()</text:p>
      <text:p text:style-name="P13"><text:s text:c="4"/>{</text:p>
      <text:p text:style-name="P13"><text:s text:c="8"/>return $this-&gt;getName();</text:p>
      <text:p text:style-name="P13"><text:s text:c="4"/>}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5M42S</meta:editing-duration>
    <meta:editing-cycles>15</meta:editing-cycles>
    <meta:generator>OpenOffice.org/3.3$Win32 OpenOffice.org_project/330m20$Build-9567</meta:generator>
    <dc:date>2015-11-04T16:08:17.72</dc:date>
    <dc:creator>szymon idczak</dc:creator>
    <meta:document-statistic meta:table-count="0" meta:image-count="0" meta:object-count="0" meta:page-count="2" meta:paragraph-count="45" meta:word-count="130" meta:character-count="2371"/>
    <meta:user-defined meta:name="Info 1"/>
    <meta:user-defined meta:name="Info 2"/>
    <meta:user-defined meta:name="Info 3"/>
    <meta:user-defined meta:name="Info 4"/>
  </office:meta>
</office:document-meta>
</file>